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P1" style:family="paragraph">
      <style:paragraph-properties fo:line-height="100.00%" fo:text-align="left" fo:margin-left="-0.25pt" fo:text-indent="-0.50pt"/>
    </style:style>
    <style:style style:name="P2" style:family="paragraph">
      <style:paragraph-properties fo:line-height="100.00%" fo:text-align="left" fo:margin-left="1.25pt" fo:text-indent="-6.50pt">
        <style:tab-stops>
          <style:tab-stop style:position="238.05pt"/>
          <style:tab-stop style:position="19736.65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0.20pt" fo:text-indent="0.00pt"/>
    </style:style>
    <style:style style:name="P5" style:family="paragraph">
      <style:paragraph-properties fo:line-height="100.00%" fo:text-align="left" fo:margin-left="1.25pt" fo:text-indent="-6.50pt">
        <style:tab-stops>
          <style:tab-stop style:position="238.05pt"/>
          <style:tab-stop style:position="19736.65pt"/>
        </style:tab-stops>
      </style:paragraph-properties>
    </style:style>
    <style:style style:name="P6" style:family="paragraph">
      <style:paragraph-properties fo:line-height="100.00%" fo:text-align="left" fo:margin-left="1.25pt" fo:text-indent="-6.50pt">
        <style:tab-stops>
          <style:tab-stop style:position="238.05pt"/>
          <style:tab-stop style:position="19736.65p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0.05pt" fo:text-indent="0.00pt"/>
    </style:style>
    <style:style style:name="P9" style:family="paragraph">
      <style:paragraph-properties fo:line-height="100.00%" fo:text-align="left" fo:margin-left="1.25pt" fo:text-indent="-6.50pt">
        <style:tab-stops>
          <style:tab-stop style:position="238.05pt"/>
          <style:tab-stop style:position="19736.65pt"/>
        </style:tab-stops>
      </style:paragraph-properties>
    </style:style>
    <style:style style:name="P10" style:family="paragraph">
      <style:paragraph-properties fo:line-height="100.00%" fo:text-align="left" fo:margin-left="1.25pt" fo:text-indent="-6.50pt">
        <style:tab-stops>
          <style:tab-stop style:position="238.05pt"/>
          <style:tab-stop style:position="19736.65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0.20pt" fo:text-indent="0.00pt"/>
    </style:style>
    <style:style style:name="P13" style:family="paragraph">
      <style:paragraph-properties fo:line-height="100.00%" fo:text-align="left" fo:margin-left="1.25pt" fo:text-indent="-6.50pt">
        <style:tab-stops>
          <style:tab-stop style:position="238.05pt"/>
          <style:tab-stop style:position="19736.65pt"/>
        </style:tab-stops>
      </style:paragraph-properties>
    </style:style>
    <style:style style:name="P14" style:family="paragraph">
      <style:paragraph-properties fo:line-height="100.00%" fo:text-align="left" fo:margin-left="1.25pt" fo:text-indent="-6.50pt">
        <style:tab-stops>
          <style:tab-stop style:position="238.05pt"/>
          <style:tab-stop style:position="19736.65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0.20pt" fo:text-indent="0.00pt"/>
    </style:style>
    <style:style style:name="P17" style:family="paragraph">
      <style:paragraph-properties fo:line-height="100.00%" fo:text-align="left" fo:margin-left="1.25pt" fo:text-indent="-6.50pt">
        <style:tab-stops>
          <style:tab-stop style:position="238.05pt"/>
          <style:tab-stop style:position="19736.65pt"/>
        </style:tab-stops>
      </style:paragraph-properties>
    </style:style>
    <style:style style:name="P18" style:family="paragraph">
      <style:paragraph-properties fo:line-height="100.00%" fo:text-align="left" fo:margin-left="1.25pt" fo:text-indent="-6.50pt">
        <style:tab-stops>
          <style:tab-stop style:position="238.05pt"/>
          <style:tab-stop style:position="19736.65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justify" fo:margin-left="0.20pt" fo:text-indent="0.00pt"/>
    </style:style>
    <style:style style:name="P21" style:family="paragraph">
      <style:paragraph-properties fo:line-height="100.00%" fo:text-align="left" fo:margin-left="0.20pt" fo:text-indent="0.00pt"/>
    </style:style>
    <style:style style:name="P22" style:family="paragraph">
      <style:paragraph-properties fo:line-height="100.00%" fo:text-align="left" fo:margin-left="1.25pt" fo:text-indent="-6.50pt">
        <style:tab-stops>
          <style:tab-stop style:position="238.05pt"/>
          <style:tab-stop style:position="19736.65pt"/>
        </style:tab-stops>
      </style:paragraph-properties>
    </style:style>
    <style:style style:name="P23" style:family="paragraph">
      <style:paragraph-properties fo:line-height="100.00%" fo:text-align="left" fo:margin-left="1.25pt" fo:text-indent="-6.50pt">
        <style:tab-stops>
          <style:tab-stop style:position="238.05pt"/>
          <style:tab-stop style:position="19736.65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0.20pt" fo:text-indent="0.00pt"/>
    </style:style>
    <style:style style:name="P26" style:family="paragraph">
      <style:paragraph-properties fo:line-height="100.00%" fo:text-align="left" fo:margin-left="1.25pt" fo:text-indent="-6.50pt">
        <style:tab-stops>
          <style:tab-stop style:position="238.05pt"/>
          <style:tab-stop style:position="19736.65pt"/>
        </style:tab-stops>
      </style:paragraph-properties>
    </style:style>
    <style:style style:name="P27" style:family="paragraph">
      <style:paragraph-properties fo:line-height="100.00%" fo:text-align="left" fo:margin-left="1.25pt" fo:text-indent="-6.50pt">
        <style:tab-stops>
          <style:tab-stop style:position="238.05pt"/>
          <style:tab-stop style:position="19736.65p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0.20pt" fo:text-indent="0.00pt"/>
    </style:style>
    <style:style style:name="P30" style:family="paragraph">
      <style:paragraph-properties fo:line-height="100.00%" fo:text-align="left" fo:margin-left="1.25pt" fo:text-indent="-6.50pt">
        <style:tab-stops>
          <style:tab-stop style:position="238.05pt"/>
          <style:tab-stop style:position="19736.65pt"/>
        </style:tab-stops>
      </style:paragraph-properties>
    </style:style>
    <style:style style:name="P31" style:family="paragraph">
      <style:paragraph-properties fo:line-height="100.00%" fo:text-align="left" fo:margin-left="1.25pt" fo:text-indent="-6.50pt">
        <style:tab-stops>
          <style:tab-stop style:position="238.05pt"/>
          <style:tab-stop style:position="19736.65p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0.20pt" fo:text-indent="0.00pt"/>
    </style:style>
    <style:style style:name="P34" style:family="paragraph">
      <style:paragraph-properties fo:line-height="100.00%" fo:text-align="left" fo:margin-left="1.25pt" fo:text-indent="-6.50pt">
        <style:tab-stops>
          <style:tab-stop style:position="238.05pt"/>
          <style:tab-stop style:position="19736.65pt"/>
        </style:tab-stops>
      </style:paragraph-properties>
    </style:style>
    <style:style style:name="P35" style:family="paragraph">
      <style:paragraph-properties fo:line-height="100.00%" fo:text-align="left" fo:margin-bottom="472.20pt"/>
    </style:style>
    <style:style style:name="P36" style:family="paragraph">
      <style:paragraph-properties fo:line-height="100.00%" fo:text-align="left" fo:margin-left="-0.25pt" fo:text-indent="-0.50pt"/>
    </style:style>
    <style:style style:name="P37" style:family="paragraph">
      <style:paragraph-properties fo:line-height="100.00%" fo:text-align="left"/>
    </style:style>
    <style:style style:name="TableColumn0100" style:family="table-column">
      <style:table-column-properties style:column-width="3.323611in"/>
    </style:style>
    <style:style style:name="TableColumn0101" style:family="table-column">
      <style:table-column-properties style:column-width="3.322917in"/>
    </style:style>
    <style:style style:name="Table01" style:family="table">
      <style:table-properties style:width="6.646528in" fo:margin-left="0.000000in" style:writing-mode="lr" table:align="left" style:may-break-between-rows="true"/>
    </style:style>
    <style:style style:name="TableRow0100" style:family="table-row">
      <style:table-row-properties style:min-row-height="0.229861in"/>
    </style:style>
    <style:style style:name="TableCell010000" style:family="table-cell">
      <style:table-cell-properties fo:border-top="0.004167in solid #000000" fo:border-left="0.004167in solid #000000" fo:border-right="0.004167in solid #000000" fo:border-bottom="0.004167in solid #000000" fo:padding-left="0.090278in" fo:padding-right="0.090278in" fo:vertical-align="top" fo:background-color="# 0b0f0"/>
    </style:style>
    <style:style style:name="TableCell010001" style:family="table-cell">
      <style:table-cell-properties fo:border-top="0.004167in solid #000000" fo:border-left="0.004167in solid #000000" fo:border-right="0.004167in solid #000000" fo:border-bottom="0.002778in solid #ffff00" fo:padding-left="0.090278in" fo:padding-right="0.090278in" fo:vertical-align="top" fo:background-color="#ffff 0"/>
    </style:style>
    <style:style style:name="TableRow0101" style:family="table-row">
      <style:table-row-properties style:min-row-height="0.694444in"/>
    </style:style>
    <style:style style:name="TableCell010100" style:family="table-cell">
      <style:table-cell-properties fo:border-top="0.004167in solid #000000" fo:border-left="0.004167in solid #000000" fo:border-right="0.004167in solid #000000" fo:border-bottom="0.004167in solid #000000" fo:padding-left="0.090278in" fo:padding-right="0.090278in" fo:vertical-align="top" fo:background-color="# 0b0f0"/>
    </style:style>
    <style:style style:name="TableCell010101" style:family="table-cell">
      <style:table-cell-properties fo:border-top="0.002778in solid #ffff00" fo:border-left="0.004167in solid #000000" fo:border-right="0.004167in solid #000000" fo:border-bottom="0.002778in solid #ffff00" fo:padding-left="0.090278in" fo:padding-right="0.090278in" fo:vertical-align="bottom" fo:background-color="#ffff 0"/>
    </style:style>
    <style:style style:name="TableRow0102" style:family="table-row">
      <style:table-row-properties style:min-row-height="0.230556in"/>
    </style:style>
    <style:style style:name="TableCell010200" style:family="table-cell">
      <style:table-cell-properties fo:border-top="0.004167in solid #000000" fo:border-left="0.004167in solid #000000" fo:border-right="0.004167in solid #000000" fo:border-bottom="0.004167in solid #000000" fo:padding-left="0.090278in" fo:padding-right="0.090278in" fo:vertical-align="top" fo:background-color="# 0b0f0"/>
    </style:style>
    <style:style style:name="TableCell010201" style:family="table-cell">
      <style:table-cell-properties fo:border-top="0.002778in solid #ffff00" fo:border-left="0.004167in solid #000000" fo:border-right="0.004167in solid #000000" fo:border-bottom="0.002778in solid #ffff00" fo:padding-left="0.090278in" fo:padding-right="0.090278in" fo:vertical-align="top" fo:background-color="#ffff 0"/>
    </style:style>
    <style:style style:name="TableRow0103" style:family="table-row">
      <style:table-row-properties style:min-row-height="0.455556in"/>
    </style:style>
    <style:style style:name="TableCell010300" style:family="table-cell">
      <style:table-cell-properties fo:border-top="0.004167in solid #000000" fo:border-left="0.004167in solid #000000" fo:border-right="0.004167in solid #000000" fo:border-bottom="0.004167in solid #000000" fo:padding-left="0.090278in" fo:padding-right="0.090278in" fo:vertical-align="top" fo:background-color="# 0b0f0"/>
    </style:style>
    <style:style style:name="TableCell010301" style:family="table-cell">
      <style:table-cell-properties fo:border-top="0.002778in solid #ffff00" fo:border-left="0.004167in solid #000000" fo:border-right="0.004167in solid #000000" fo:border-bottom="0.002778in solid #ffff00" fo:padding-left="0.090278in" fo:padding-right="0.090278in" fo:vertical-align="top" fo:background-color="#ffff 0"/>
    </style:style>
    <style:style style:name="TableRow0104" style:family="table-row">
      <style:table-row-properties style:min-row-height="0.677778in"/>
    </style:style>
    <style:style style:name="TableCell010400" style:family="table-cell">
      <style:table-cell-properties fo:border-top="0.004167in solid #000000" fo:border-left="0.004167in solid #000000" fo:border-right="0.004167in solid #000000" fo:border-bottom="0.004167in solid #000000" fo:padding-left="0.090278in" fo:padding-right="0.090278in" fo:vertical-align="top" fo:background-color="# 0b0f0"/>
    </style:style>
    <style:style style:name="TableCell010401" style:family="table-cell">
      <style:table-cell-properties fo:border-top="0.002778in solid #ffff00" fo:border-left="0.004167in solid #000000" fo:border-right="0.004167in solid #000000" fo:border-bottom="0.002778in solid #ffff00" fo:padding-left="0.090278in" fo:padding-right="0.090278in" fo:vertical-align="top" fo:background-color="#ffff 0"/>
    </style:style>
    <style:style style:name="TableRow0105" style:family="table-row">
      <style:table-row-properties style:min-row-height="0.230556in"/>
    </style:style>
    <style:style style:name="TableCell010500" style:family="table-cell">
      <style:table-cell-properties fo:border-top="0.004167in solid #000000" fo:border-left="0.004167in solid #000000" fo:border-right="0.004167in solid #000000" fo:border-bottom="0.004167in solid #000000" fo:padding-left="0.090278in" fo:padding-right="0.090278in" fo:vertical-align="top" fo:background-color="# 0b0f0"/>
    </style:style>
    <style:style style:name="TableCell010501" style:family="table-cell">
      <style:table-cell-properties fo:border-top="0.002778in solid #ffff00" fo:border-left="0.004167in solid #000000" fo:border-right="0.004167in solid #000000" fo:border-bottom="0.002778in solid #ffff00" fo:padding-left="0.090278in" fo:padding-right="0.090278in" fo:vertical-align="top" fo:background-color="#ffff 0"/>
    </style:style>
    <style:style style:name="TableRow0106" style:family="table-row">
      <style:table-row-properties style:min-row-height="0.452778in"/>
    </style:style>
    <style:style style:name="TableCell010600" style:family="table-cell">
      <style:table-cell-properties fo:border-top="0.004167in solid #000000" fo:border-left="0.004167in solid #000000" fo:border-right="0.004167in solid #000000" fo:border-bottom="0.004167in solid #000000" fo:padding-left="0.090278in" fo:padding-right="0.090278in" fo:vertical-align="top" fo:background-color="# 0b0f0"/>
    </style:style>
    <style:style style:name="TableCell010601" style:family="table-cell">
      <style:table-cell-properties fo:border-top="0.002778in solid #ffff00" fo:border-left="0.004167in solid #000000" fo:border-right="0.004167in solid #000000" fo:border-bottom="0.002778in solid #ffff00" fo:padding-left="0.090278in" fo:padding-right="0.090278in" fo:vertical-align="top" fo:background-color="#ffff 0"/>
    </style:style>
    <style:style style:name="TableRow0107" style:family="table-row">
      <style:table-row-properties style:min-row-height="0.228472in"/>
    </style:style>
    <style:style style:name="TableCell010700" style:family="table-cell">
      <style:table-cell-properties fo:border-top="0.004167in solid #000000" fo:border-left="0.004167in solid #000000" fo:border-right="0.004167in solid #000000" fo:border-bottom="0.004167in solid #000000" fo:padding-left="0.090278in" fo:padding-right="0.090278in" fo:vertical-align="top" fo:background-color="# 0b0f0"/>
    </style:style>
    <style:style style:name="TableCell010701" style:family="table-cell">
      <style:table-cell-properties fo:border-top="0.002778in solid #ffff00" fo:border-left="0.004167in solid #000000" fo:border-right="0.004167in solid #000000" fo:border-bottom="0.004167in solid #000000" fo:padding-left="0.090278in" fo:padding-right="0.090278in" fo:vertical-align="top" fo:background-color="#ffff 0"/>
    </style:style>
  </office:automatic-styles>
  <office:body>
    <office:text>
      <text:p text:style-name="P1"><text:span text:style-name="T1"><text:s text:c="5"/></text:span></text:p>
      <text:p text:style-name="P1"><text:span text:style-name="T1"/></text:p>
      <text:p text:style-name="P1"><text:span text:style-name="T1">Колаволе Даніель ІСД-12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3">Означення<text:s/></text:span><text:span text:style-name="T4"/></text:p>
          </table:table-cell>
          <table:table-cell table:style-name="TableCell010001">
            <text:p text:style-name="P4"><text:span text:style-name="T5">Java<text:s/></text:span><text:span text:style-name="T6"/></text:p>
          </table:table-cell>
        </table:table-row>
        <table:table-row table:style-name="TableRow0101">
          <table:table-cell table:style-name="TableCell010100">
            <text:p text:style-name="P7"><text:span text:style-name="T7">Іконка<text:s/></text:span><text:span text:style-name="T8"/></text:p>
          </table:table-cell>
          <table:table-cell table:style-name="TableCell010101">
            <text:p text:style-name="P8"><draw:frame text:anchor-type="as-char" svg:width="20.72mm" svg:height="20.72mm" style:rel-width="scale" style:rel-height="scale"><draw:object-ole xlink:href="OleObj1"/><draw:image xlink:href="ObjectReplacements/OleObj1"/></draw:frame><text:span text:style-name="T9"><text:s/></text:span><text:span text:style-name="T10"/></text:p>
          </table:table-cell>
        </table:table-row>
        <table:table-row table:style-name="TableRow0102">
          <table:table-cell table:style-name="TableCell010200">
            <text:p text:style-name="P11"><text:span text:style-name="T11">Засновник<text:s/></text:span><text:span text:style-name="T12"/></text:p>
          </table:table-cell>
          <table:table-cell table:style-name="TableCell010201">
            <text:p text:style-name="P12"><text:span text:style-name="T13">Джеймс Гослінг<text:s/></text:span><text:span text:style-name="T14"/></text:p>
          </table:table-cell>
        </table:table-row>
        <table:table-row table:style-name="TableRow0103">
          <table:table-cell table:style-name="TableCell010300">
            <text:p text:style-name="P15"><text:span text:style-name="T15">Специфіка<text:s/></text:span><text:span text:style-name="T16"/></text:p>
          </table:table-cell>
          <table:table-cell table:style-name="TableCell010301">
            <text:p text:style-name="P16"><text:span text:style-name="T17">Об’єктно-орієнтована мова програмування<text:s/></text:span><text:span text:style-name="T18"/></text:p>
          </table:table-cell>
        </table:table-row>
        <table:table-row table:style-name="TableRow0104">
          <table:table-cell table:style-name="TableCell010400">
            <text:p text:style-name="P19"><text:span text:style-name="T19">Сфери використання<text:s/></text:span><text:span text:style-name="T20"/></text:p>
          </table:table-cell>
          <table:table-cell table:style-name="TableCell010401">
            <text:p text:style-name="P20"><text:span text:style-name="T21">Серверні додатки, банківська справа, страхові компанії, веб-додатки,<text:s/></text:span><text:span text:style-name="T22"/></text:p>
            <text:p text:style-name="P21"><text:span text:style-name="T23">Android<text:s/></text:span><text:span text:style-name="T24">додатки, вбудовані системи.<text:s/></text:span><text:span text:style-name="T25"/></text:p>
          </table:table-cell>
        </table:table-row>
        <table:table-row table:style-name="TableRow0105">
          <table:table-cell table:style-name="TableCell010500">
            <text:p text:style-name="P24"><text:span text:style-name="T26">Компанії, що використовують<text:s/></text:span><text:span text:style-name="T27"/></text:p>
          </table:table-cell>
          <table:table-cell table:style-name="TableCell010501">
            <text:p text:style-name="P25"><text:span text:style-name="T28">Deutsche Bank, Google, IBM, OTI.<text:s/></text:span><text:span text:style-name="T29"/></text:p>
          </table:table-cell>
        </table:table-row>
        <table:table-row table:style-name="TableRow0106">
          <table:table-cell table:style-name="TableCell010600">
            <text:p text:style-name="P28"><text:span text:style-name="T30">Графічний інтерфейс користувача<text:s/></text:span><text:span text:style-name="T31"/></text:p>
          </table:table-cell>
          <table:table-cell table:style-name="TableCell010601">
            <text:p text:style-name="P29"><text:span text:style-name="T32">JavaFX, Swing, Abstract Window Toolkit<text:s/></text:span><text:span text:style-name="T33"/></text:p>
          </table:table-cell>
        </table:table-row>
        <table:table-row table:style-name="TableRow0107">
          <table:table-cell table:style-name="TableCell010700">
            <text:p text:style-name="P32"><text:span text:style-name="T34">Лексична структура<text:s/></text:span><text:span text:style-name="T35"/></text:p>
          </table:table-cell>
          <table:table-cell table:style-name="TableCell010701">
            <text:p text:style-name="P33"><text:span text:style-name="T36">Unicode<text:s/></text:span><text:span text:style-name="T37"/></text:p>
          </table:table-cell>
        </table:table-row>
      </table:table>
      <text:p text:style-name="P35"><text:span text:style-name="T38"><text:s/></text:span><text:span text:style-name="T39"/></text:p>
      <text:p text:style-name="P36"><text:span text:style-name="T39">[</text:span><text:span text:style-name="T40">Введите текст] </text:span></text:p>
      <text:p text:style-name="P37"><text:span text:style-name="T41"><text:s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